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8a4d7" officeooo:paragraph-rsid="0018a4d7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3pt" officeooo:rsid="0018a4d7" officeooo:paragraph-rsid="0018a4d7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officeooo:rsid="002b00da" officeooo:paragraph-rsid="002b00da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officeooo:rsid="002c1d7e" officeooo:paragraph-rsid="002c1d7e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officeooo:rsid="002c1d7e" officeooo:paragraph-rsid="0031bdcc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officeooo:rsid="0035eb92" officeooo:paragraph-rsid="0035eb92" style:font-size-asian="11.3500003814697pt" style:font-size-complex="13pt"/>
    </style:style>
    <style:style style:name="P7" style:family="paragraph" style:parent-style-name="Standard">
      <style:paragraph-properties fo:text-align="start" style:justify-single-word="false"/>
      <style:text-properties officeooo:paragraph-rsid="001a3904"/>
    </style:style>
    <style:style style:name="P8" style:family="paragraph" style:parent-style-name="Standard">
      <style:paragraph-properties fo:text-align="start" style:justify-single-word="false"/>
      <style:text-properties officeooo:paragraph-rsid="00239132"/>
    </style:style>
    <style:style style:name="P9" style:family="paragraph" style:parent-style-name="Standard">
      <style:paragraph-properties fo:text-align="start" style:justify-single-word="false"/>
      <style:text-properties officeooo:rsid="001e994d" officeooo:paragraph-rsid="001e994d"/>
    </style:style>
    <style:style style:name="P10" style:family="paragraph" style:parent-style-name="Standard">
      <style:paragraph-properties fo:text-align="start" style:justify-single-word="false"/>
      <style:text-properties officeooo:rsid="00239132" officeooo:paragraph-rsid="00239132"/>
    </style:style>
    <style:style style:name="P11" style:family="paragraph" style:parent-style-name="Standard">
      <style:paragraph-properties fo:text-align="start" style:justify-single-word="false"/>
      <style:text-properties officeooo:rsid="002a0cf8" officeooo:paragraph-rsid="002a0cf8"/>
    </style:style>
    <style:style style:name="P12" style:family="paragraph" style:parent-style-name="Standard">
      <style:paragraph-properties fo:text-align="start" style:justify-single-word="false"/>
      <style:text-properties officeooo:rsid="002d5882" officeooo:paragraph-rsid="002d5882"/>
    </style:style>
    <style:style style:name="T1" style:family="text">
      <style:text-properties fo:font-size="13pt" style:font-size-asian="11.3500003814697pt" style:font-size-complex="13pt"/>
    </style:style>
    <style:style style:name="T2" style:family="text">
      <style:text-properties fo:font-size="13pt" officeooo:rsid="001a3904" style:font-size-asian="11.3500003814697pt" style:font-size-complex="13pt"/>
    </style:style>
    <style:style style:name="T3" style:family="text">
      <style:text-properties fo:font-size="13pt" officeooo:rsid="001c1132" style:font-size-asian="11.3500003814697pt" style:font-size-complex="13pt"/>
    </style:style>
    <style:style style:name="T4" style:family="text">
      <style:text-properties fo:font-size="13pt" officeooo:rsid="00206f5d" style:font-size-asian="11.3500003814697pt" style:font-size-complex="13pt"/>
    </style:style>
    <style:style style:name="T5" style:family="text">
      <style:text-properties fo:font-size="13pt" officeooo:rsid="00239132" style:font-size-asian="11.3500003814697pt" style:font-size-complex="13pt"/>
    </style:style>
    <style:style style:name="T6" style:family="text">
      <style:text-properties fo:font-size="13pt" officeooo:rsid="0025775d" style:font-size-asian="11.3500003814697pt" style:font-size-complex="13pt"/>
    </style:style>
    <style:style style:name="T7" style:family="text">
      <style:text-properties fo:font-size="13pt" officeooo:rsid="0026ebaf" style:font-size-asian="11.3500003814697pt" style:font-size-complex="13pt"/>
    </style:style>
    <style:style style:name="T8" style:family="text">
      <style:text-properties fo:font-size="13pt" officeooo:rsid="002a0cf8" style:font-size-asian="11.3500003814697pt" style:font-size-complex="13pt"/>
    </style:style>
    <style:style style:name="T9" style:family="text">
      <style:text-properties fo:font-size="13pt" officeooo:rsid="0035eb92" style:font-size-asian="11.3500003814697pt" style:font-size-complex="13pt"/>
    </style:style>
    <style:style style:name="T10" style:family="text">
      <style:text-properties officeooo:rsid="002c1d7e"/>
    </style:style>
    <style:style style:name="T11" style:family="text">
      <style:text-properties officeooo:rsid="002d6bc5"/>
    </style:style>
    <style:style style:name="T12" style:family="text">
      <style:text-properties officeooo:rsid="0030726e"/>
    </style:style>
    <style:style style:name="T13" style:family="text">
      <style:text-properties officeooo:rsid="003716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hier des charges</text:p>
      <text:p text:style-name="P2">Sujet: Jeu tour par tour</text:p>
      <text:p text:style-name="P2"/>
      <text:p text:style-name="P7"><text:span text:style-name="T2">Nous avons choisi ce sujet car il présente beaucoup de libertés. Par </text:span><text:span text:style-name="T3">opposition</text:span><text:span text:style-name="T2"> aux autres projets qui ont déjà plus de contraintes, on peut personnaliser le jeu.</text:span></text:p>
      <text:p text:style-name="P7"><text:span text:style-name="T2"/></text:p>
      <text:p text:style-name="P9"><text:span text:style-name="T1">Notre jeu verra s’opposer des scientifiques connus de toutes époques </text:span><text:span text:style-name="T4">qui auront des capacités spéciales en fonction de leur domaine scientifique.</text:span></text:p>
      <text:p text:style-name="P9"><text:span text:style-name="T4"/></text:p>
      <text:p text:style-name="P12"><text:span text:style-name="T4">L</text:span><text:span text:style-name="T1">e joueur aura le choix entre plusieurs personnages.</text:span></text:p>
      <text:p text:style-name="P9"><text:span text:style-name="T4"/></text:p>
      <text:p text:style-name="P8"><text:span text:style-name="T4">O</text:span><text:span text:style-name="T5">n créera une librairie de différents personnages:</text:span></text:p>
      <text:p text:style-name="P10"><text:span text:style-name="T1">-Newton</text:span></text:p>
      <text:p text:style-name="P10"><text:span text:style-name="T1">-</text:span><text:span text:style-name="T6">Pythagore</text:span></text:p>
      <text:p text:style-name="P10"><text:span text:style-name="T6">-Tesla</text:span></text:p>
      <text:p text:style-name="P10"><text:span text:style-name="T6">-Einstein</text:span></text:p>
      <text:p text:style-name="P10"><text:span text:style-name="T6">-Marie Curie</text:span></text:p>
      <text:p text:style-name="P10"><text:span text:style-name="T6">-Stephen Hawking</text:span></text:p>
      <text:p text:style-name="P10"><text:span text:style-name="T6">-</text:span><text:span text:style-name="T7">Leonard de Vinci</text:span></text:p>
      <text:p text:style-name="P10"><text:span text:style-name="T7">-</text:span><text:span text:style-name="T8">Schrödinger</text:span></text:p>
      <text:p text:style-name="P10"><text:span text:style-name="T8">-</text:span><text:span text:style-name="T9">Louis Pasteur</text:span></text:p>
      <text:p text:style-name="P11"><text:span text:style-name="T1">(peuvent venir d’autres)</text:span></text:p>
      <text:p text:style-name="P11"><text:span text:style-name="T1"/></text:p>
      <text:p text:style-name="P3">On va utiliser les héritages pour créer les différents personnages.<text:line-break/><text:span text:style-name="T10">Dans la superclass Personnage, il y aura comme variables:</text:span></text:p>
      <text:p text:style-name="P3">-<text:span text:style-name="T10">nom</text:span></text:p>
      <text:p text:style-name="P3">-<text:span text:style-name="T10">nb de points de vie</text:span></text:p>
      <text:p text:style-name="P3">-<text:span text:style-name="T10">différentes attaques</text:span></text:p>
      <text:p text:style-name="P3">-<text:span text:style-name="T10">points de défense</text:span></text:p>
      <text:p text:style-name="P4">-faiblesses</text:p>
      <text:p text:style-name="P4"/>
      <text:p text:style-name="P4"/>
      <text:p text:style-name="P4">Il y aura une part d’aléatoire dans chaque interaction, <text:s/><text:span text:style-name="T11">influencée par les caractéristiques de chaque personnage.</text:span></text:p>
      <text:p text:style-name="P4">A chaque tour le personnage <text:span text:style-name="T12">qui joue </text:span>pourra soit se soigner soit attaquer.</text:p>
      <text:p text:style-name="P5"/>
      <text:p text:style-name="P5"/>
      <text:p text:style-name="P6">On créera <text:span text:style-name="T13">si on a le temps une interface graphiqu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10:54:38.139528008</meta:creation-date>
    <dc:date>2021-04-29T11:08:17.725874851</dc:date>
    <meta:editing-duration>PT13M29S</meta:editing-duration>
    <meta:editing-cycles>25</meta:editing-cycles>
    <meta:generator>LibreOffice/6.4.7.2$Linux_X86_64 LibreOffice_project/40$Build-2</meta:generator>
    <meta:document-statistic meta:table-count="0" meta:image-count="0" meta:object-count="0" meta:page-count="1" meta:paragraph-count="25" meta:word-count="158" meta:character-count="1016" meta:non-whitespace-character-count="882"/>
  </office:meta>
</office:document-meta>
</file>